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154" officeooo:paragraph-rsid="00148154"/>
    </style:style>
    <style:style style:name="P2" style:family="paragraph" style:parent-style-name="Standard">
      <style:text-properties officeooo:rsid="00148154" officeooo:paragraph-rsid="00148154"/>
    </style:style>
    <style:style style:name="P3" style:family="paragraph" style:parent-style-name="Standard">
      <style:text-properties officeooo:rsid="00151ad2" officeooo:paragraph-rsid="00151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arQube</text:p>
      <text:p text:style-name="P1"><text:a xlink:type="simple" xlink:href="http://dev.mamikon.net/installing-sonarqube-on-ubuntu/" text:style-name="Internet_20_link" text:visited-style-name="Visited_20_Internet_20_Link">http://dev.mamikon.net/installing-sonarqube-on-ubuntu/</text:a></text:p>
      <text:p text:style-name="P1"/>
      <text:p text:style-name="P3">Sonar Runner</text:p>
      <text:p text:style-name="P3"><text:a xlink:type="simple" xlink:href="http://dev.mamikon.net/installing-sonarqube-runner-on-ubuntu/" text:style-name="Internet_20_link" text:visited-style-name="Visited_20_Internet_20_Link">http://dev.mamikon.net/installing-sonarqube-runner-on-ubuntu/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7:02:43.296585983</meta:creation-date>
    <dc:date>2016-08-04T18:22:17.278472187</dc:date>
    <meta:editing-duration>PT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5" meta:character-count="136" meta:non-whitespace-character-count="135"/>
  </office:meta>
</office:document-meta>
</file>